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7327in"/>
    </style:style>
    <style:style style:name="co5" style:family="table-column">
      <style:table-column-properties fo:break-before="auto" style:column-width="4.4339in"/>
    </style:style>
    <style:style style:name="co6" style:family="table-column">
      <style:table-column-properties fo:break-before="auto" style:column-width="2.67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color="#cc99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calib_level </text:p>
          </table:table-cell>
          <table:table-cell table:style-name="ce6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arget_name </text:p>
          </table:table-cell>
          <table:table-cell office:value-type="string">
            <text:p>Scan.sourceName -&gt; Source.sourceName ó </text:p>
            <text:p>Scan.fieldName -&gt; Field.sourceId -&gt; Source.sourceName </text:p>
          </table:table-cell>
          <table:table-cell office:value-type="string">
            <text:p>OK</text:p>
          </table:table-cell>
          <table:table-cell table:style-name="ce9" office:value-type="string">
            <text:p>Es opcional en la tabla scan!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s_ra </text:p>
          </table:table-cell>
          <table:table-cell office:value-type="string">
            <text:p>Scan.fieldName -&gt; Field.sourceId -&gt; Source.direction[0] ó </text:p>
            <text:p>Scan.sourceName -&gt; Source.direction[0] </text:p>
          </table:table-cell>
          <table:table-cell office:value-type="string">
            <text:p>OK</text:p>
          </table:table-cell>
          <table:table-cell table:style-name="ce10"/>
          <table:table-cell table:number-columns-repeated="3"/>
        </table:table-row>
        <table:table-row table:style-name="ro2">
          <table:table-cell/>
          <table:table-cell table:style-name="ce3" office:value-type="string">
            <text:p>s_dec </text:p>
          </table:table-cell>
          <table:table-cell office:value-type="string">
            <text:p>Scan.fieldName -&gt; Field.sourceId -&gt; Source.direction[1] ó </text:p>
            <text:p>Scan.sourceName -&gt; Source.direction[1] </text:p>
          </table:table-cell>
          <table:table-cell office:value-type="string">
            <text:p>OK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4" office:value-type="string">
            <text:p>s_fov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9" office:value-type="string">
            <text:p>Solo falta detallar lambda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t_exptime </text:p>
          </table:table-cell>
          <table:table-cell table:style-name="ce7" office:value-type="string">
            <text:p>Para todos los SubScan.subscanIntent = ON_SOURCE </text:p>
            <text:p>para un Scan exp = SubScan.endTime – SubScan.startTime</text:p>
            <text:p><text:s/>Sumar todos los exp obtneidos </text:p>
          </table:table-cell>
          <table:table-cell office:value-type="string">
            <text:p>OK</text:p>
          </table:table-cell>
          <table:table-cell table:style-name="ce11" table:number-columns-repeated="4"/>
        </table:table-row>
        <table:table-row table:style-name="ro1">
          <table:table-cell/>
          <table:table-cell table:style-name="ce4" office:value-type="string">
            <text:p>t_resultion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8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8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style-name="ce4" office:value-type="string">
            <text:p>em_res_power </text:p>
          </table:table-cell>
          <table:table-cell office:value-type="string">
            <text:p>Spectral_Window.name = ...#FULL_RES Spectal_Window.resolution </text:p>
          </table:table-cell>
          <table:table-cell table:style-name="ce8"/>
          <table:table-cell table:style-name="ce10" office:value-type="string">
            <text:p>Problema: ¿como ubicar un Spectral_Window especifico?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_ucd </text:p>
          </table:table-cell>
          <table:table-cell office:value-type="string">
            <text:p>em.mm </text:p>
          </table:table-cell>
          <table:table-cell table:style-name="ce8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pol_states </text:p>
          </table:table-cell>
          <table:table-cell table:style-name="ce8" office:value-type="string">
            <text:p>  </text:p>
          </table:table-cell>
          <table:table-cell table:style-name="ce8"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facility_name </text:p>
          </table:table-cell>
          <table:table-cell office:value-type="string">
            <text:p>ALMA </text:p>
          </table:table-cell>
          <table:table-cell table:style-name="ce8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instrument_name </text:p>
          </table:table-cell>
          <table:table-cell office:value-type="string">
            <text:p>ALMA </text:p>
          </table:table-cell>
          <table:table-cell table:style-name="ce8" office:value-type="string">
            <text:p>OK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5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9" office:value-type="string">
            <text:p>Solo falta detallar la velocidad de la luz</text:p>
          </table:table-cell>
          <table:table-cell table:number-columns-repeated="3"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19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0000-00-00T15:07: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6-23T15:07:55</dc:date>
    <meta:editing-duration>PT2H44M26S</meta:editing-duration>
    <meta:editing-cycles>15</meta:editing-cycles>
    <meta:generator>LibreOffice/4.0.2.2$Linux_x86 LibreOffice_project/400m0$Build-2</meta:generator>
    <dc:creator>Hector Calquin</dc:creator>
    <meta:document-statistic meta:table-count="3" meta:cell-count="100" meta:object-count="0"/>
  </office:meta>
</office:document-meta>
</file>